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e7c" officeooo:paragraph-rsid="00075e7c"/>
    </style:style>
    <style:style style:name="P2" style:family="paragraph" style:parent-style-name="Standard">
      <style:paragraph-properties fo:text-align="start" style:justify-single-word="false"/>
      <style:text-properties officeooo:rsid="0008cd43" officeooo:paragraph-rsid="0008cd43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8cd43" officeooo:paragraph-rsid="0008cd4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officeooo:rsid="0008cd43" officeooo:paragraph-rsid="0008cd43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1pt" fo:font-weight="normal" officeooo:rsid="0008f47b" officeooo:paragraph-rsid="0008f47b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paragraph-rsid="000a523a"/>
    </style:style>
    <style:style style:name="P7" style:family="paragraph" style:parent-style-name="Text_20_body">
      <style:paragraph-properties fo:text-align="start" style:justify-single-word="false"/>
      <style:text-properties officeooo:rsid="000a523a" officeooo:paragraph-rsid="000a523a"/>
    </style:style>
    <style:style style:name="P8" style:family="paragraph" style:parent-style-name="Text_20_body">
      <style:paragraph-properties fo:text-align="start" style:justify-single-word="false"/>
      <style:text-properties officeooo:rsid="000a523a" officeooo:paragraph-rsid="000aff89"/>
    </style:style>
    <style:style style:name="P9" style:family="paragraph" style:parent-style-name="Text_20_body">
      <style:paragraph-properties fo:text-align="start" style:justify-single-word="false"/>
      <style:text-properties officeooo:rsid="000aff89" officeooo:paragraph-rsid="000aff89"/>
    </style:style>
    <style:style style:name="P10" style:family="paragraph" style:parent-style-name="Text_20_body">
      <style:paragraph-properties fo:text-align="start" style:justify-single-word="false"/>
      <style:text-properties officeooo:rsid="000aff89" officeooo:paragraph-rsid="000c193e"/>
    </style:style>
    <style:style style:name="P11" style:family="paragraph" style:parent-style-name="Text_20_body">
      <style:paragraph-properties fo:text-align="start" style:justify-single-word="false"/>
      <style:text-properties officeooo:rsid="000c193e" officeooo:paragraph-rsid="000c193e"/>
    </style:style>
    <style:style style:name="P12" style:family="paragraph" style:parent-style-name="Text_20_body">
      <style:paragraph-properties fo:text-align="start" style:justify-single-word="false"/>
      <style:text-properties officeooo:rsid="000d1d8a" officeooo:paragraph-rsid="000d1d8a"/>
    </style:style>
    <style:style style:name="P13" style:family="paragraph" style:parent-style-name="Heading_20_1">
      <style:paragraph-properties fo:text-align="start" style:justify-single-word="false"/>
      <style:text-properties fo:font-size="11pt" fo:font-weight="normal" officeooo:rsid="0008cd43" officeooo:paragraph-rsid="0008cd43" style:font-size-asian="11pt" style:font-weight-asian="normal" style:font-size-complex="11pt" style:font-weight-complex="normal"/>
    </style:style>
    <style:style style:name="P14" style:family="paragraph" style:parent-style-name="Heading_20_1">
      <style:paragraph-properties fo:text-align="start" style:justify-single-word="false"/>
      <style:text-properties fo:font-size="11pt" fo:font-weight="normal" officeooo:rsid="0008f47b" officeooo:paragraph-rsid="000940ae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 fo:text-align="start" style:justify-single-word="false"/>
      <style:text-properties officeooo:rsid="000c193e" officeooo:paragraph-rsid="000c193e"/>
    </style:style>
    <style:style style:name="T1" style:family="text">
      <style:text-properties officeooo:rsid="000940ae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940a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a52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aff8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c193e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cb110" style:font-size-asian="12pt" style:font-size-complex="12pt"/>
    </style:style>
    <style:style style:name="T9" style:family="text">
      <style:text-properties fo:font-size="12pt" officeooo:rsid="000940a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 legale</text:p>
      <text:p text:style-name="P2">Re7 : <text:a xlink:type="simple" xlink:href="http://medias.micromania.fr/catalog/product/cache/1/image/800x/9df78eab33525d08d6e5fb8d27136e95/r/e/re_viii_gold_ps4.jpg" text:style-name="Internet_20_link" text:visited-style-name="Visited_20_Internet_20_Link">http://medias.micromania.fr/catalog/product/cache/1/image/800x/9df78eab33525d08d6e5fb8d27136e95/r/e/re_viii_gold_ps4.jpg</text:a></text:p>
      <text:p text:style-name="P2"/>
      <text:p text:style-name="P2">Okami hd : <text:a xlink:type="simple" xlink:href="http://medias.micromania.fr/catalog/product/cache/1/image/800x/9df78eab33525d08d6e5fb8d27136e95/o/k/okami_hd_ps4_1.jpg" text:style-name="Internet_20_link" text:visited-style-name="Visited_20_Internet_20_Link">http://medias.micromania.fr/catalog/product/cache/1/image/800x/9df78eab33525d08d6e5fb8d27136e95/o/k/okami_hd_ps4_1.jpg</text:a></text:p>
      <text:h text:style-name="P13" text:outline-level="1">Mario Party The Top 100 3DS : <text:a xlink:type="simple" xlink:href="http://medias.micromania.fr/catalog/product/cache/1/image/800x/9df78eab33525d08d6e5fb8d27136e95/m/a/mario_party_the_top_100.jpg" text:style-name="Internet_20_link" text:visited-style-name="Visited_20_Internet_20_Link">http://medias.micromania.fr/catalog/product/cache/1/image/800x/9df78eab33525d08d6e5fb8d27136e95/m/a/mario_party_the_top_100.jpg</text:a></text:h>
      <text:h text:style-name="P13" text:outline-level="1">Nintendo New 2ds Xl Pikachu : <text:a xlink:type="simple" xlink:href="http://medias.micromania.fr/catalog/product/cache/1/image/800x/9df78eab33525d08d6e5fb8d27136e95/c/o/console-new-nintendo-2ds-xl-edition-pikachu.jpg" text:style-name="Internet_20_link" text:visited-style-name="Visited_20_Internet_20_Link">http://medias.micromania.fr/catalog/product/cache/1/image/800x/9df78eab33525d08d6e5fb8d27136e95/c/o/console-new-nintendo-2ds-xl-edition-pikachu.jpg</text:a></text:h>
      <text:p text:style-name="P5">Pubg : <text:a xlink:type="simple" xlink:href="http://medias.micromania.fr/catalog/product/cache/1/image/800x/9df78eab33525d08d6e5fb8d27136e95/x/b/xboxone_pubg_fr_fob_high_rgb_1650x2250px.jpg" text:style-name="Internet_20_link" text:visited-style-name="Visited_20_Internet_20_Link">http://medias.micromania.fr/catalog/product/cache/1/image/800x/9df78eab33525d08d6e5fb8d27136e95/x/b/xboxone_pubg_fr_fob_high_rgb_1650x2250px.jpg</text:a></text:p>
      <text:h text:style-name="P14" text:outline-level="1">Forza Motorsport 7 : <text:a xlink:type="simple" xlink:href="http://medias.micromania.fr/catalog/product/cache/1/image/800x/9df78eab33525d08d6e5fb8d27136e95/f/m/fm7.jpg" text:style-name="Internet_20_link" text:visited-style-name="Visited_20_Internet_20_Link"><text:span text:style-name="T1">http://medias.micromania.fr/catalog/product/cache/1/image/800x/9df78eab33525d08d6e5fb8d27136e95/f/m/fm7.jpg</text:span></text:a></text:h>
      <text:h text:style-name="P14" text:outline-level="1"><text:span text:style-name="T8">Pack Xbox One S </text:span><text:span text:style-name="T7">+ Rocket League : </text:span><text:a xlink:type="simple" xlink:href="http://medias.micromania.fr/catalog/product/cache/1/image/800x/9df78eab33525d08d6e5fb8d27136e95/x/b/xbox_one_s_rocket_league.jpg" text:style-name="Internet_20_link" text:visited-style-name="Visited_20_Internet_20_Link"><text:span text:style-name="T9">http://medias.micromania.fr/catalog/product/cache/1/image/800x/9df78eab33525d08d6e5fb8d27136e95/x/b/xbox_one_s_rocket_league.jpg</text:span></text:a></text:h>
      <text:p text:style-name="P6"><text:span text:style-name="T3">Fallout 4 vr : </text:span><text:a xlink:type="simple" xlink:href="http://medias.micromania.fr/catalog/product/cache/1/image/800x/9df78eab33525d08d6e5fb8d27136e95/f/a/fallout_4_vr.jpg" text:style-name="Internet_20_link" text:visited-style-name="Visited_20_Internet_20_Link"><text:span text:style-name="T4">http://medias.micromania.fr/catalog/product/cache/1/image/800x/9df78eab33525d08d6e5fb8d27136e95/f/a/fallout_4_vr.jpg</text:span></text:a></text:p>
      <text:p text:style-name="P7"><text:span text:style-name="T2">the division : </text:span><text:a xlink:type="simple" xlink:href="http://medias.micromania.fr/catalog/product/cache/1/image/800x/9df78eab33525d08d6e5fb8d27136e95/t/h/the_division_pc_3.jpg" text:style-name="Internet_20_link" text:visited-style-name="Visited_20_Internet_20_Link"><text:span text:style-name="T2">http://medias.micromania.fr/catalog/product/cache/1/image/800x/9df78eab33525d08d6e5fb8d27136e95/t/h/the_division_pc_3.jpg</text:span></text:a></text:p>
      <text:p text:style-name="P8"><text:span text:style-name="T2">Vampyr : </text:span><text:a xlink:type="simple" xlink:href="http://medias.micromania.fr/catalog/product/cache/1/image/800x/9df78eab33525d08d6e5fb8d27136e95/v/a/vampyr_pack2d_ps4_pegi.jpg" text:style-name="Internet_20_link" text:visited-style-name="Visited_20_Internet_20_Link"><text:span text:style-name="T5">http://medias.micromania.fr/catalog/product/cache/1/image/800x/9df78eab33525d08d6e5fb8d27136e95/v/a/vampyr_pack2d_ps4_pegi.jpg</text:span></text:a></text:p>
      <text:p text:style-name="P9"><text:span text:style-name="T2">Dragon ball xenoverse 2 : </text:span><text:a xlink:type="simple" xlink:href="http://medias.micromania.fr/catalog/product/cache/1/image/800x/9df78eab33525d08d6e5fb8d27136e95/d/b/dbx2_switch_packshot_2d_pegi.jpg" text:style-name="Internet_20_link" text:visited-style-name="Visited_20_Internet_20_Link"><text:span text:style-name="T2">http://medias.micromania.fr/catalog/product/cache/1/image/800x/9df78eab33525d08d6e5fb8d27136e95/d/b/dbx2_switch_packshot_2d_pegi.jpg</text:span></text:a></text:p>
      <text:p text:style-name="P10"><text:span text:style-name="T2">farming simulator 2017 : </text:span><text:a xlink:type="simple" xlink:href="http://medias.micromania.fr/catalog/product/cache/1/image/800x/9df78eab33525d08d6e5fb8d27136e95/f/a/farming_simulator_switch.jpg" text:style-name="Internet_20_link" text:visited-style-name="Visited_20_Internet_20_Link"><text:span text:style-name="T6">http://medias.micromania.fr/catalog/product/cache/1/image/800x/9df78eab33525d08d6e5fb8d27136e95/f/a/farming_simulator_switch.jpg</text:span></text:a></text:p>
      <text:p text:style-name="P11"><text:span text:style-name="T2">fifa 2018 : </text:span><text:a xlink:type="simple" xlink:href="http://medias.micromania.fr/catalog/product/cache/1/image/800x/9df78eab33525d08d6e5fb8d27136e95/f/i/fifa18_stand_ps4.jpg" text:style-name="Internet_20_link" text:visited-style-name="Visited_20_Internet_20_Link"><text:span text:style-name="T2">http://medias.micromania.fr/catalog/product/cache/1/image/800x/9df78eab33525d08d6e5fb8d27136e95/f/i/fifa18_stand_ps4.jpg</text:span></text:a></text:p>
      <text:h text:style-name="P15" text:outline-level="1"><text:soft-page-break/><text:span text:style-name="T2">Call of Duty : WWII ; </text:span><text:a xlink:type="simple" xlink:href="http://medias.micromania.fr/catalog/product/cache/1/image/800x/9df78eab33525d08d6e5fb8d27136e95/s/t/stronghold_ps4_front_fr.jpg" text:style-name="Internet_20_link" text:visited-style-name="Visited_20_Internet_20_Link"><text:span text:style-name="T2">http://medias.micromania.fr/catalog/product/cache/1/image/800x/9df78eab33525d08d6e5fb8d27136e95/s/t/stronghold_ps4_front_fr.jpg</text:span></text:a></text:h>
      <text:p text:style-name="P12"><text:span text:style-name="T2">Star wars : </text:span><text:a xlink:type="simple" xlink:href="http://medias.micromania.fr/catalog/product/cache/1/image/800x/9df78eab33525d08d6e5fb8d27136e95/w/a/walrussexone2dpftfr.jpg" text:style-name="Internet_20_link" text:visited-style-name="Visited_20_Internet_20_Link"><text:span text:style-name="T2">http://medias.micromania.fr/catalog/product/cache/1/image/800x/9df78eab33525d08d6e5fb8d27136e95/w/a/walrussexone2dpftfr.jpg</text:span></text:a></text:p>
      <text:p text:style-name="P12"><text:span text:style-name="T2"/></text:p>
      <text:p text:style-name="P11"><text:span text:style-name="T2"/></text:p>
      <text:p text:style-name="P10"><text:span text:style-name="T6"/></text:p>
      <text:p text:style-name="P9"><text:span text:style-name="T2"/></text:p>
      <text:p text:style-name="P4"/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3:31:10.686928526</meta:creation-date>
    <dc:date>2018-01-09T00:50:27.817194867</dc:date>
    <meta:editing-duration>PT3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79" meta:character-count="2173" meta:non-whitespace-character-count="2110"/>
  </office:meta>
</office:document-meta>
</file>